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12cm"/>
    </style:style>
    <style:style style:name="co3" style:family="table-column">
      <style:table-column-properties fo:break-before="auto" style:column-width="11.0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row table:style-name="ro2">
          <table:table-cell office:value-type="string">
            <text:p>Nom Tache</text:p>
          </table:table-cell>
          <table:table-cell office:value-type="string">
            <text:p>PRIORITE (1 à 10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PAGE CONTACT – FRON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MPLISSAGE BDD – BACK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ise à jour Régulière Cahier des Charge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AGE QUI SOMMES NOUS – FRON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GE CONTACTEZ NOUS – FRON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GE PANIER – FRON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OOTER – FRONT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F-A-Q <text:s/>- FRON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HEADER – FRONT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AGE PRODUIT – FRONT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entions Légales – FRON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OTEUR DE RECHERCHE – BACK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FFICHAGE DYNAMIQUE TABLEAU – BACK/FRONT</text:p>
          </table:table-cell>
          <table:table-cell office:value-type="float" office:value="10">
            <text:p>10</text:p>
          </table:table-cell>
        </table:table-row>
        <table:table-row table:style-name="ro2" table:number-rows-repeated="12">
          <table:table-cell table:number-columns-repeated="2"/>
        </table:table-row>
        <table:table-row table:style-name="ro2" table:number-rows-repeated="2">
          <table:table-cell table:style-name="ce2"/>
          <table:table-cell/>
        </table:table-row>
        <table:table-row table:style-name="ro2" table:number-rows-repeated="3">
          <table:table-cell table:style-name="Default"/>
          <table:table-cell/>
        </table:table-row>
        <table:table-row table:style-name="ro2"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16/10/2019</text:date>, <text:time>10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48S</meta:editing-duration>
    <meta:editing-cycles>6</meta:editing-cycles>
    <meta:generator>OpenOffice/4.1.6$Win32 OpenOffice.org_project/416m1$Build-9790</meta:generator>
    <dc:date>2019-10-16T10:52:12.21</dc:date>
    <dc:creator>bob lazar</dc:creator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